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5.52cm" table:align="left" style:writing-mode="lr-tb"/>
    </style:style>
    <style:style style:name="Таблица1.A" style:family="table-column">
      <style:table-column-properties style:column-width="5.713cm"/>
    </style:style>
    <style:style style:name="Таблица1.B" style:family="table-column">
      <style:table-column-properties style:column-width="4.787cm"/>
    </style:style>
    <style:style style:name="Таблица1.C" style:family="table-column">
      <style:table-column-properties style:column-width="5.0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 style:font-weight-complex="bold"/>
    </style:style>
    <style:style style:name="P8" style:family="paragraph" style:parent-style-name="Standard">
      <style:paragraph-properties style:snap-to-layout-grid="false"/>
      <style:text-properties fo:font-size="10pt" style:font-size-asian="10pt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 style:snap-to-layout-grid="false"/>
    </style:style>
    <style:style style:name="P11" style:family="paragraph" style:parent-style-name="Standard">
      <style:text-properties fo:color="#ff0000"/>
    </style:style>
    <style:style style:name="P12" style:family="paragraph" style:parent-style-name="Standard">
      <style:paragraph-properties fo:margin-left="6.244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officeooo:rsid="0009fd43" style:font-size-asian="14pt" style:font-size-complex="14pt"/>
    </style:style>
    <style:style style:name="T5" style:family="text">
      <style:text-properties officeooo:rsid="0011a8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3">ЯВОЧНЫЙ ЛИСТ</text:p>
      <text:p text:style-name="P3"/>
      <text:p text:style-name="P3"/>
      <text:p text:style-name="P5">к протоколу № ___</text:p>
      <text:p text:style-name="P12">____________20___ г. <text:s/></text:p>
      <text:p text:style-name="P3"/>
      <text:p text:style-name="Standard"><text:span text:style-name="T2">На заседани</text:span><text:span text:style-name="T4">и</text:span><text:span text:style-name="T2"> диссертационного совета </text:span><text:span text:style-name="T4">___ШИФР_СОВЕТА___</text:span><text:span text:style-name="T2"> </text:span></text:p>
      <text:p text:style-name="Standard"><text:span text:style-name="T2">по принятию </text:span><text:span text:style-name="T3">к рассмотрению</text:span><text:span text:style-name="T2"> диссертации ___ФИО_в_родительном_падеже___</text:span><text:span text:style-name="T1"> </text:span><text:span text:style-name="T3">присутствовали:</text:span>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Фамилия И.О.</text:p>
          </table:table-cell>
          <table:table-cell table:style-name="Таблица1.A1" office:value-type="string">
            <text:p text:style-name="P7">Ученая степень,</text:p>
            <text:p text:style-name="P7">шифр специальности</text:p>
            <text:p text:style-name="P7"><text:s/>в совете </text:p>
          </table:table-cell>
          <table:table-cell table:style-name="Таблица1.C1" office:value-type="string">
            <text:p text:style-name="P6">Подпись</text:p>
          </table:table-cell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10"/>
          </table:table-cell>
          <table:table-cell table:style-name="Таблица1.C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0"/>
          </table:table-cell>
          <table:table-cell table:style-name="Таблица1.C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0"/>
          </table:table-cell>
          <table:table-cell table:style-name="Таблица1.C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0"/>
          </table:table-cell>
          <table:table-cell table:style-name="Таблица1.C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0"/>
          </table:table-cell>
          <table:table-cell table:style-name="Таблица1.C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0"/>
          </table:table-cell>
          <table:table-cell table:style-name="Таблица1.C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0"/>
          </table:table-cell>
          <table:table-cell table:style-name="Таблица1.C1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>Ученый секретарь</text:p>
      <text:p text:style-name="P2">диссертационного совета ___________ <text:s text:c="25"/>___У<text:span text:style-name="T5">чсекретарь_И_О</text:span>___</text:p>
      <text:p text:style-name="Standard"><text:span text:style-name="T2"><text:tab/><text:tab/><text:tab/></text:span><text:tab/><text:tab/><text:tab/><text:tab/> <text:s text:c="6"/></text:p>
      <text:p text:style-name="Standard"/>
      <text:p text:style-name="Standard"/>
      <text:p text:style-name="P11">ГЕРБОВАЯ ПЕЧАТ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2.364cm" fo:margin-bottom="0cm" loext:contextual-spacing="false" style:line-height-at-least="0.423cm" fo:text-align="center" style:justify-single-word="false" fo:text-indent="0.81cm" style:auto-text-indent="false" fo:keep-with-next="always"/>
      <style:text-properties fo:font-size="14pt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2.22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ложение 11</dc:title>
    <meta:initial-creator>ELENA</meta:initial-creator>
    <meta:creation-date>2019-02-12T23:43:00</meta:creation-date>
    <dc:date>2025-10-15T23:17:03.238447035</dc:date>
    <meta:print-date>2013-06-20T18:26:00</meta:print-date>
    <meta:editing-cycles>11</meta:editing-cycles>
    <meta:editing-duration>PT1H22M3S</meta:editing-duration>
    <meta:generator>LibreOffice/6.0.7.3$Linux_X86_64 LibreOffice_project/dc89aa7a9eabfd848af146d5086077aeed2ae4a5</meta:generator>
    <meta:document-statistic meta:table-count="1" meta:image-count="0" meta:object-count="0" meta:page-count="1" meta:paragraph-count="14" meta:word-count="37" meta:character-count="380" meta:non-whitespace-character-count="312"/>
  </office:meta>
</office:document-meta>
</file>